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 style:data-style-name="N60"/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Maximum design area (mm)</text:p>
          </table:table-cell>
          <table:table-cell office:value-type="string">
            <text:p>2 x 2</text:p>
          </table:table-cell>
          <table:table-cell table:number-columns-repeated="5"/>
        </table:table-row>
        <table:table-row table:style-name="ro1">
          <table:table-cell office:value-type="string">
            <text:p>Min dimesnions of proof mass (microm)</text:p>
          </table:table-cell>
          <table:table-cell office:value-type="string">
            <text:p>500 x 500</text:p>
          </table:table-cell>
          <table:table-cell table:number-columns-repeated="5"/>
        </table:table-row>
        <table:table-row table:style-name="ro1">
          <table:table-cell office:value-type="string">
            <text:p>Min beam width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hicknes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Max flexure length</text:p>
          </table:table-cell>
          <table:table-cell office:value-type="float" office:value="500">
            <text:p>500</text:p>
          </table:table-cell>
          <table:table-cell table:number-columns-repeated="5"/>
        </table:table-row>
        <table:table-row table:style-name="ro1">
          <table:table-cell office:value-type="string">
            <text:p>Min electrode gap</text:p>
          </table:table-cell>
          <table:table-cell office:value-type="string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Vertical gap between structure and substrat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Young's modulus</text:p>
          </table:table-cell>
          <table:table-cell office:value-type="string">
            <text:p>Thickness</text:p>
          </table:table-cell>
          <table:table-cell office:value-type="string">
            <text:p>width of beam</text:p>
          </table:table-cell>
          <table:table-cell office:value-type="string">
            <text:p>Length of beam</text:p>
          </table:table-cell>
          <table:table-cell office:value-type="string">
            <text:p>Spring constant</text:p>
          </table:table-cell>
          <table:table-cell office:value-type="string">
            <text:p>Resonant freq drive</text:p>
          </table:table-cell>
          <table:table-cell office:value-type="string">
            <text:p>Amplitude of vibration</text:p>
          </table:table-cell>
        </table:table-row>
        <table:table-row table:style-name="ro1">
          <table:table-cell table:style-name="ce1" table:formula="of:=130*10^9" office:value-type="float" office:value="130000000000">
            <text:p>1,3000E+011</text:p>
          </table:table-cell>
          <table:table-cell table:style-name="ce1" office:value-type="float" office:value="0.000006">
            <text:p>6,0000E-006</text:p>
          </table:table-cell>
          <table:table-cell table:style-name="ce1" table:formula="of:=5*10^(-6)" office:value-type="float" office:value="0.000005">
            <text:p>5,0000E-006</text:p>
          </table:table-cell>
          <table:table-cell table:style-name="ce1" table:formula="of:=130*10^(-6)" office:value-type="float" office:value="0.00013">
            <text:p>1,3000E-004</text:p>
          </table:table-cell>
          <table:table-cell table:style-name="ce1" table:formula="of:=([.A12]*[.B12]*[.C12]^3)/[.D12]^3" office:value-type="float" office:value="44.3786982248521">
            <text:p>4,4379E+001</text:p>
          </table:table-cell>
          <table:table-cell table:style-name="ce1" table:formula="of:=2*PI()*10*10^3" office:value-type="float" office:value="62831.8530717959">
            <text:p>6,2832E+004</text:p>
          </table:table-cell>
          <table:table-cell table:style-name="ce1" table:formula="of:=[.D12]*0.02" office:value-type="float" office:value="0.0000026">
            <text:p>2,6000E-006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2">
          <table:table-cell table:style-name="ce1" office:value-type="string">
            <text:p>Mass of device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Drive length</text:p>
          </table:table-cell>
          <table:table-cell table:style-name="ce1" office:value-type="string">
            <text:p>Sense length</text:p>
          </table:table-cell>
          <table:table-cell table:style-name="ce1" office:value-type="string">
            <text:p>Max deflection</text:p>
          </table:table-cell>
          <table:table-cell/>
        </table:table-row>
        <table:table-row table:style-name="ro1">
          <table:table-cell table:style-name="ce1" table:formula="of:=[.E12]/([.F12])^2" office:value-type="float" office:value="0.0000000112412555816203">
            <text:p>1,1241E-008</text:p>
          </table:table-cell>
          <table:table-cell table:style-name="ce1" office:value-type="float" office:value="2400">
            <text:p>2,4000E+003</text:p>
          </table:table-cell>
          <table:table-cell table:style-name="ce1" table:formula="of:=[.A15]/[.B15]" office:value-type="float" office:value="0.0000000000046838564923418">
            <text:p>4,6839E-012</text:p>
          </table:table-cell>
          <table:table-cell table:style-name="ce1" table:formula="of:=510*10^(-6)" office:value-type="float" office:value="0.00051">
            <text:p>5,1000E-004</text:p>
          </table:table-cell>
          <table:table-cell table:style-name="ce1" table:formula="of:=[.C15]/([.D15]*[.B12])" office:value-type="float" office:value="0.00153067205632085">
            <text:p>1,5307E-003</text:p>
          </table:table-cell>
          <table:table-cell table:style-name="ce1" table:formula="of:=2.6*10^-6" office:value-type="float" office:value="0.0000026">
            <text:p>2,6000E-006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2">
          <table:table-cell table:style-name="ce1" office:value-type="string">
            <text:p>Viscosity of air at room temp</text:p>
          </table:table-cell>
          <table:table-cell table:style-name="ce1" office:value-type="string">
            <text:p>Damping factor mass only</text:p>
          </table:table-cell>
          <table:table-cell table:style-name="ce1" office:value-type="string">
            <text:p>Q factor drive mass only</text:p>
          </table:table-cell>
          <table:table-cell table:style-name="ce1" office:value-type="string">
            <text:p>Drive force max</text:p>
          </table:table-cell>
          <table:table-cell table:style-name="ce1" office:value-type="string">
            <text:p>Max no electrodes</text:p>
          </table:table-cell>
          <table:table-cell table:style-name="ce1"/>
          <table:table-cell/>
        </table:table-row>
        <table:table-row table:style-name="ro1">
          <table:table-cell table:style-name="ce1" table:formula="of:=1.8*10^-5" office:value-type="float" office:value="0.000018">
            <text:p>1,8000E-005</text:p>
          </table:table-cell>
          <table:table-cell table:style-name="ce1" table:formula="of:=[.A18]*[.D15]*[.E15]/(2*10^(-6))" office:value-type="float" office:value="0.0000070257847385127">
            <text:p>7,0258E-006</text:p>
          </table:table-cell>
          <table:table-cell table:style-name="ce1" table:formula="of:=[.F12]*[.A15]/[.B18]" office:value-type="float" office:value="100.530964914873">
            <text:p>1,0053E+002</text:p>
          </table:table-cell>
          <table:table-cell table:style-name="ce1" table:formula="of:=[.E12]*[.G12]/[.C18]" office:value-type="float" office:value="0.00000114775199345117">
            <text:p>1,1478E-006</text:p>
          </table:table-cell>
          <table:table-cell table:style-name="ce1" table:formula="of:=[.E15]/(0.000005)" office:value-type="float" office:value="306.13441126417">
            <text:p>3,0613E+002</text:p>
          </table:table-cell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DC voltage</text:p>
          </table:table-cell>
          <table:table-cell office:value-type="string">
            <text:p>AC voltage</text:p>
          </table:table-cell>
          <table:table-cell office:value-type="string">
            <text:p>Electrode gap</text:p>
          </table:table-cell>
          <table:table-cell office:value-type="string">
            <text:p>Dielectric constant of air</text:p>
          </table:table-cell>
          <table:table-cell office:value-type="string">
            <text:p>n 1<text:span text:style-name="T1">st</text:span> iteration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table:formula="of:=0.5*10^(-6)" office:value-type="float" office:value="0.0000005">
            <text:p>5,00E-007</text:p>
          </table:table-cell>
          <table:table-cell table:style-name="ce1" table:formula="of:=8.86*10^(-12)" office:value-type="float" office:value="0.00000000000886">
            <text:p>8,8600E-012</text:p>
          </table:table-cell>
          <table:table-cell table:formula="of:=([.D18]*[.C21])/(4*[.D21]*[.B12]*[.A21]*[.B21])" office:value-type="float" office:value="269.881488302099">
            <text:p>269,88</text:p>
          </table:table-cell>
          <table:table-cell table:number-columns-repeated="2"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n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4" number:min-integer-digits="1" number:min-exponent-digits="3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.03.2013</text:date>, <text:time>21:08:4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Teigland</meta:initial-creator>
    <meta:creation-date>2013-03-19T15:27:46.68</meta:creation-date>
    <dc:date>2013-03-20T21:08:48.90</dc:date>
    <dc:creator>Anders Teigland</dc:creator>
    <meta:editing-duration>PT06H01M38S</meta:editing-duration>
    <meta:editing-cycles>4</meta:editing-cycles>
    <meta:generator>OpenOffice.org/3.2$Win32 OpenOffice.org_project/320m12$Build-9483</meta:generator>
    <meta:document-statistic meta:table-count="3" meta:cell-count="60" meta:object-count="0"/>
  </office:meta>
</office:document-meta>
</file>